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anjofey AH" svg:font-family="'Fanjofey AH'" style:font-pitch="variable"/>
    <style:font-face style:name="Liberation Serif" svg:font-family="'Liberation Serif'" style:font-family-generic="roman" style:font-pitch="variable"/>
    <style:font-face style:name="Buxton Sketch" svg:font-family="'Buxton Sketch'"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Fanjofey AH" fo:font-size="22pt" fo:font-weight="bold" officeooo:rsid="001d5cc5" officeooo:paragraph-rsid="001d5cc5"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Fanjofey AH" fo:font-weight="bold" officeooo:rsid="001d5cc5" officeooo:paragraph-rsid="001d5cc5" style:font-weight-asian="bold" style:font-weight-complex="bold"/>
    </style:style>
    <style:style style:name="P3" style:family="paragraph" style:parent-style-name="Standard">
      <style:paragraph-properties fo:text-align="center" style:justify-single-word="false"/>
      <style:text-properties style:font-name="Fanjofey AH" fo:font-size="12pt" fo:font-weight="bold" officeooo:rsid="001d5cc5" officeooo:paragraph-rsid="001d5cc5"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Buxton Sketch" fo:font-size="12pt" fo:font-weight="bold" officeooo:rsid="0020f5be" officeooo:paragraph-rsid="0020f5be"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Buxton Sketch" fo:font-size="12pt" fo:font-weight="bold" officeooo:rsid="00231cdc" officeooo:paragraph-rsid="00245ab1"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Buxton Sketch" fo:font-size="12pt" fo:font-weight="bold" officeooo:rsid="00258f4b" officeooo:paragraph-rsid="00258f4b"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Buxton Sketch" fo:font-size="12pt" fo:font-weight="bold" officeooo:rsid="00258f4b" officeooo:paragraph-rsid="0027e0ae"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Buxton Sketch" fo:font-size="12pt" fo:font-weight="bold" officeooo:rsid="00258f4b" officeooo:paragraph-rsid="002e2235"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Fanjofey AH" fo:font-size="22pt" fo:font-weight="bold" officeooo:rsid="002fe76d" officeooo:paragraph-rsid="002fe76d" style:font-size-asian="22pt" style:font-weight-asian="bold" style:font-size-complex="22pt" style:font-weight-complex="bold"/>
    </style:style>
    <style:style style:name="P10" style:family="paragraph" style:parent-style-name="Standard">
      <style:paragraph-properties fo:text-align="justify" style:justify-single-word="false"/>
      <style:text-properties style:font-name="Buxton Sketch" fo:font-size="12pt" fo:font-weight="bold" officeooo:rsid="00258f4b" officeooo:paragraph-rsid="0027e0ae"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Buxton Sketch" fo:font-size="12pt" fo:font-weight="bold" officeooo:rsid="003415d8" officeooo:paragraph-rsid="003415d8" style:font-size-asian="12pt" style:font-weight-asian="bold" style:font-size-complex="12pt" style:font-weight-complex="bold"/>
    </style:style>
    <style:style style:name="T1" style:family="text">
      <style:text-properties officeooo:rsid="00224c3b"/>
    </style:style>
    <style:style style:name="T2" style:family="text">
      <style:text-properties officeooo:rsid="00245ab1"/>
    </style:style>
    <style:style style:name="T3" style:family="text">
      <style:text-properties officeooo:rsid="00263135"/>
    </style:style>
    <style:style style:name="T4" style:family="text">
      <style:text-properties officeooo:rsid="0027e0ae"/>
    </style:style>
    <style:style style:name="T5" style:family="text">
      <style:text-properties officeooo:rsid="002b309b"/>
    </style:style>
    <style:style style:name="T6" style:family="text">
      <style:text-properties officeooo:rsid="002f884d"/>
    </style:style>
    <style:style style:name="T7" style:family="text">
      <style:text-properties officeooo:rsid="003130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lanes</text:p>
      <text:p text:style-name="P2">of</text:p>
      <text:p text:style-name="P1">Oneiron</text:p>
      <text:p text:style-name="P3"/>
      <text:p text:style-name="P4"><text:span text:style-name="T7">The Planes</text:span> of Oneiron is <text:span text:style-name="T1">a real time strategy computer game. The game is set in dream-space and features effectively 2D floating dirt platforms henceforth addressed as planes. Players can build up these planes square by square and add structures to provide thrust, firepower and energy among other things. Thus planes can be made big and multifunctional or small and specialized.</text:span></text:p>
      <text:p text:style-name="P5">Some buildings contain smaller units which need energy to use their abilities. They will return to their structure <text:span text:style-name="T2">to</text:span> recharge <text:span text:style-name="T5">when either</text:span> their job is done or <text:span text:style-name="T2">energy depleted. These smaller units include:</text:span></text:p>
      <text:p text:style-name="P6">- <text:span text:style-name="T5">Masons (Mine, Build &amp; Repair)</text:span></text:p>
      <text:p text:style-name="P8">- Fighters <text:span text:style-name="T5">(Shoot to kill)</text:span></text:p>
      <text:p text:style-name="P6"/>
      <text:p text:style-name="P6">Building and operating structures costs one or more of the following resources:</text:p>
      <text:p text:style-name="P6">- Matter</text:p>
      <text:p text:style-name="P6">- Energy</text:p>
      <text:p text:style-name="P6">- People</text:p>
      <text:p text:style-name="P6"/>
      <text:p text:style-name="P7">Matter is <text:span text:style-name="T3">the only finite resource and is</text:span> gathered by having your gatherers break down platforms <text:span text:style-name="T6">or rubble</text:span>.</text:p>
      <text:p text:style-name="P7">Energy can be generated <text:span text:style-name="T4">from</text:span> matter. <text:span text:style-name="T4">Either by placing panels, mills or reactors. Panels provice little energy and cost some matter to build, can be stacked horizontally. Mills produce quite some energy but can only be built over vortexes, needs matter only to be built. Annihilators produce a lot of energy but need matter to operate. Also they are volatile.</text:span></text:p>
      <text:p text:style-name="P11">Most structures need people to operate them. These people are known as the Kekelplithfs. They need housing and energy to survive and grow in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Fanjofey AH" svg:font-family="'Fanjofey AH'" style:font-pitch="variable"/>
    <style:font-face style:name="Liberation Serif" svg:font-family="'Liberation Serif'" style:font-family-generic="roman" style:font-pitch="variable"/>
    <style:font-face style:name="Buxton Sketch" svg:font-family="'Buxton Sketch'"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4:02:21.794000000</meta:creation-date>
    <dc:date>2015-02-12T11:34:52.631000000</dc:date>
    <meta:editing-duration>PT3H4M17S</meta:editing-duration>
    <meta:editing-cycles>20</meta:editing-cycles>
    <meta:generator>LibreOffice/4.3.5.2$Windows_x86 LibreOffice_project/3a87456aaa6a95c63eea1c1b3201acedf0751bd5</meta:generator>
    <meta:document-statistic meta:table-count="0" meta:image-count="0" meta:object-count="0" meta:page-count="1" meta:paragraph-count="14" meta:word-count="229" meta:character-count="1373" meta:non-whitespace-character-count="1158"/>
  </office:meta>
</office:document-meta>
</file>